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1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4e5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cience 7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19 élè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 CARVALHO Ilan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GLETAGNE Chloé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ANCE Lucil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OCELLE Romai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NE Hib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CHIEZE Naé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UERITTE Lise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AND Syriell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RASSIN Paulin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CET Sarah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 Paulin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ER Lily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BACHE Naz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TOUR Din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TOUR Safi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formula="of:=AVERAGE([.B3:.B17])" office:value-type="float" office:value="3.1" calcext:value-type="float">
            <text:p>3,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20:35:12.639484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7T20:35:14.760378422</meta:creation-date>
    <meta:editing-duration>PT1H9M11S</meta:editing-duration>
    <meta:editing-cycles>4</meta:editing-cycles>
    <meta:generator>LibreOffice/7.0.3.1$Linux_X86_64 LibreOffice_project/00$Build-1</meta:generator>
    <meta:initial-creator>J Cercy</meta:initial-creator>
    <dc:date>2020-12-17T21:54:35.093832311</dc:date>
    <dc:creator>J Cercy</dc:creator>
    <meta:document-statistic meta:table-count="1" meta:cell-count="33" meta:object-count="0"/>
  </office:meta>
</office:document-meta>
</file>